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data">
      <style:graphic-properties draw:textarea-vertical-align="middle" draw:auto-grow-height="false"/>
    </style:style>
    <style:style style:name="gr2" style:family="graphic" style:parent-style-name="process">
      <style:graphic-properties draw:textarea-vertical-align="middle" draw:auto-grow-height="false"/>
    </style:style>
    <style:style style:name="gr3" style:family="graphic" style:parent-style-name="arrow">
      <style:graphic-properties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0.762cm" svg:x="1.778cm" svg:y="0cm">
          <text:p text:style-name="P1">Raw data (GPS points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18cm" svg:height="0.762cm" svg:x="1.587cm" svg:y="1.042cm">
          <text:p text:style-name="P1">Road network projec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4cm" svg:height="0.65cm" svg:x="1.969cm" svg:y="3.083cm">
          <text:p text:style-name="P1">Path discove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54cm" svg:height="0.762cm" svg:x="5.369cm" svg:y="5.18cm">
          <text:p text:style-name="P1">Viterb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4.444cm" svg:height="0.721cm" svg:x="1.524cm" svg:y="2.083cm">
          <text:p text:style-name="P1">Set of candidate projectio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5cm" svg:height="0.889cm" svg:x="0.571cm" svg:y="4.013cm">
          <text:p text:style-name="P1">Sets of candidate paths interleaved<text:line-break/> with candidate projection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64cm" svg:height="0.762cm" svg:x="0.811cm" svg:y="5.207cm">
          <text:p text:style-name="P1">Probability computati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7.112cm" svg:height="1.143cm" svg:x="0.19cm" svg:y="6.223cm">
          <text:p text:style-name="P1">Probability distributions over candidate <text:line-break/>paths and candidate distribution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35cm" svg:height="0.454cm" svg:x="3.302cm" svg:y="0.662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9984.9056603773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635cm" svg:height="0.454cm" svg:x="3.302cm" svg:y="1.761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9984.9056603773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635cm" svg:height="0.454cm" svg:x="3.302cm" svg:y="2.76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9984.9056603773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635cm" svg:height="0.454cm" svg:x="3.302cm" svg:y="3.659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9984.9056603773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635cm" svg:height="0.454cm" svg:x="2.402cm" svg:y="4.858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9984.9056603773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635cm" svg:height="0.454cm" svg:x="5.802cm" svg:y="4.857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9984.9056603773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635cm" svg:height="0.454cm" svg:x="5.802cm" svg:y="5.856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9984.9056603773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635cm" svg:height="0.454cm" svg:x="2.402cm" svg:y="5.857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9984.9056603773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ata" style:family="graphic" style:parent-style-name="standard">
      <style:graphic-properties draw:stroke-dash="Dash_20_2" draw:stroke-linejoin="miter" draw:fill-color="#eff0f0" draw:fill-image-width="0cm" draw:fill-image-height="0cm" fo:padding-top="0cm" fo:padding-bottom="0cm" fo:padding-left="0cm" fo:padding-right="0cm" draw:shadow-offset-x="0.203cm" draw:shadow-offset-y="0.203cm"/>
      <style:paragraph-properties>
        <style:tab-stops/>
      </style:paragraph-properties>
      <style:text-properties fo:font-size="10pt" fo:font-style="italic"/>
    </style:style>
    <style:style style:name="process" style:family="graphic">
      <style:graphic-properties draw:fill-color="#ebf6dc"/>
      <style:text-properties fo:font-size="10.5pt" fo:font-style="normal"/>
    </style:style>
    <style:style style:name="arrow" style:family="graphic" style:parent-style-name="standard">
      <style:graphic-properties draw:stroke="none" draw:fill-color="#000000"/>
    </style:style>
  </office:styles>
  <office:automatic-styles>
    <style:page-layout style:name="PM0">
      <style:page-layout-properties fo:margin-top="0cm" fo:margin-bottom="0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25T08:37:06</meta:creation-date>
    <dc:date>2013-04-25T10:56:38</dc:date>
    <meta:editing-duration>PT2H18M30S</meta:editing-duration>
    <meta:editing-cycles>4</meta:editing-cycles>
    <meta:generator>LibreOffice/3.5$Linux_X86_64 LibreOffice_project/350m1$Build-413</meta:generator>
    <meta:document-statistic meta:object-count="16"/>
  </office:meta>
</office:document-meta>
</file>